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R Assignment Reflec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ow/why did you pick your target?</text:p>
              </text:list-item>
              <text:list-item>
                <text:p>Was it easy to figure out how to send request?</text:p>
              </text:list-item>
              <text:list-item>
                <text:p>Were they (un)responsive?</text:p>
              </text:list-item>
              <text:list-item>
                <text:p>Was the format of the response data useful?</text:p>
              </text:list-item>
              <text:list-item>
                <text:p>What’d you conclude about what they hold on you?</text:p>
              </text:list-item>
              <text:list-item>
                <text:p>Would you do it again?</text:p>
              </text:list-item>
              <text:list-item>
                <text:p>What else?</text:p>
              </text:list-item>
              <text:list-item>
                <text:p>How might we make this better for next year’s studen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3T15:50:36.753305000</meta:creation-date>
    <dc:date>2020-12-03T17:53:09.855919708</dc:date>
    <meta:editing-duration>PT32M26S</meta:editing-duration>
    <meta:editing-cycles>2</meta:editing-cycles>
    <meta:generator>LibreOffice/7.0.2.2$Linux_X86_64 LibreOffice_project/00$Build-2</meta:generator>
    <meta:document-statistic meta:object-count="25"/>
  </office:meta>
</office:document-meta>
</file>